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2ccbf" officeooo:paragraph-rsid="0034b4f6"/>
    </style:style>
    <style:style style:name="P2" style:family="paragraph" style:parent-style-name="Text_20_body">
      <style:text-properties officeooo:rsid="0036645c" officeooo:paragraph-rsid="003680a8"/>
    </style:style>
    <style:style style:name="P3" style:family="paragraph" style:parent-style-name="Text_20_body">
      <style:text-properties fo:font-weight="normal" officeooo:rsid="002f4fc6" officeooo:paragraph-rsid="003680a8" style:font-weight-asian="normal" style:font-weight-complex="normal"/>
    </style:style>
    <style:style style:name="P4" style:family="paragraph" style:parent-style-name="Text_20_body">
      <style:text-properties fo:font-weight="normal" officeooo:rsid="00369e26" officeooo:paragraph-rsid="00369e26" style:font-weight-asian="normal" style:font-weight-complex="normal"/>
    </style:style>
    <style:style style:name="P5" style:family="paragraph" style:parent-style-name="Heading_20_1">
      <style:text-properties officeooo:rsid="0034583d"/>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36645c" style:font-size-asian="7pt" style:font-size-complex="7pt"/>
    </style:style>
    <style:style style:name="T4" style:family="text">
      <style:text-properties officeooo:rsid="0037d09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icensing, etc</text:h>
      <text:p text:style-name="P1"><text:span text:style-name="T1">190502</text:span><text:span text:style-name="T2">, updated </text:span><text:span text:style-name="T3">27</text:span><text:span text:style-name="T2">.</text:span><text:span text:style-name="T3">6</text:span><text:span text:style-name="T2">.2019/pekka</text:span></text:p>
      <text:p text:style-name="P2">The iocom communication library and operating system abstraction layer, eosal, are published with MIT licensing which allows use in both commercial and open source projects. Basically only requirement this licensing places on you is to include license text with disclaimer in your distribution package (it can be simply like iocom-license.txt readme file). </text:p>
      <text:p text:style-name="P3"/>
      <text:p text:style-name="P4">If you would like to contribute to this project, please see contributor agreement and reasoning for it. <text:span text:style-name="T4">If you do not find the contributor agreement acceptable, you can always fork the projec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07T12:24:11.659657200</dc:date>
    <meta:editing-duration>PT55M8S</meta:editing-duration>
    <meta:editing-cycles>31</meta:editing-cycles>
    <meta:generator>LibreOffice/6.2.4.2$Linux_X86_64 LibreOffice_project/20$Build-2</meta:generator>
    <meta:document-statistic meta:table-count="0" meta:image-count="0" meta:object-count="0" meta:page-count="1" meta:paragraph-count="4" meta:word-count="89" meta:character-count="595" meta:non-whitespace-character-count="509"/>
  </office:meta>
</office:document-meta>
</file>